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996a" officeooo:paragraph-rsid="0006996a"/>
    </style:style>
    <style:style style:name="P2" style:family="paragraph" style:parent-style-name="Standard">
      <style:text-properties fo:font-weight="bold" officeooo:rsid="0006996a" officeooo:paragraph-rsid="0006996a" style:font-weight-asian="bold" style:font-weight-complex="bold"/>
    </style:style>
    <style:style style:name="P3" style:family="paragraph" style:parent-style-name="Standard">
      <style:paragraph-properties fo:text-align="center" style:justify-single-word="false"/>
      <style:text-properties fo:font-weight="bold" officeooo:rsid="0006996a" officeooo:paragraph-rsid="0006996a"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ài liệu mô tả mã nguồn mở M.E.O</text:p>
      <text:p text:style-name="P1"/>
      <text:p text:style-name="P1">Nền tảng mã nguồn mở M.E.O project được phát triển bởi nhóm Maker HaNoi dựa trên NodeRed và Ardunio đã cung cấp việc lấy dữ liệu và điều khiển thiết bị. Cụ thể là:</text:p>
      <text:p text:style-name="P1"/>
      <text:p text:style-name="P2">Cung cấp code firmware thực hiện việc:</text:p>
      <text:p text:style-name="P1"/>
      <text:p text:style-name="P1">- Nhận dữ liệu xung PWM và truyền tới các chân tương ứng: D0, D1, D2, D3, D4</text:p>
      <text:p text:style-name="P1"/>
      <text:p text:style-name="P1">- Thực hiện các function khi được gọi, bao gồm 5 funtion là Function_F1() cho tới Function_F5(), nhưng hiện tại các function này chưa được định nghĩa các hoạt động. (<text:a xlink:type="simple" xlink:href="https://github.com/makerhanoi/meo-esp-firmware/blob/master/meo-esp-firmware.ino#L252">https://github.com/makerhanoi/meo-esp-firmware/blob/master/meo-esp-firmware.ino#L252</text:a>)</text:p>
      <text:p text:style-name="P1"/>
      <text:p text:style-name="P1">- Thực hiện lấy dữ liệu, bao gồm: dữ liệu digital (LOW hoặc HIGHT) trên các chân D5, D6, D7, D8, dữ liệu analog trên chân A0, và dữ liệu đo được từ các cảm biến (gọi tới 5 function là Virtual_U1() cho tới Virtual_U5()), sau đó thực hiện gửi tất cả dữ liệu này lên MQTT broker 5s 1 lần.</text:p>
      <text:p text:style-name="P1">(https://github.com/makerhanoi/meo-esp-firmware/blob/master/meo-esp-firmware.ino#L155)</text:p>
      <text:p text:style-name="P1"/>
      <text:p text:style-name="P2">Cung cấp 2 node mới trong NodeRed là:</text:p>
      <text:p text:style-name="P1"/>
      <text:p text:style-name="P1"><text:span text:style-name="T1">meo esp in</text:span>: thực hiện lấy dữ liệu từ esp gửi lên trên MQTT topic <text:span text:style-name="T1">esp/deviceID/out</text:span> với <text:span text:style-name="T1">deviceID</text:span> là ID của thiết bị mà người dùng nhập vào.</text:p>
      <text:p text:style-name="P1"/>
      <text:p text:style-name="P1"><text:span text:style-name="T1">meo esp out</text:span>: thực hiện gửi các hành động của người dùng lên MQTT topic <text:span text:style-name="T1">esp/deviceID/in</text:span> với deviceID là ID của thiết bị mà người dùng nhập vào. </text:p>
      <text:p text:style-name="P1"/>
      <text:p text:style-name="P1">Các hành động bao gồm: truyền xung <text:span text:style-name="T1">PWM</text:span> tới các chân <text:span text:style-name="T1">D0, D1, D2, D3, D4</text:span> hoặc gọi tới các funtion <text:span text:style-name="T1">F1, F2, F3, F4, F5</text:span> đã được định nghĩa trên code firmware.</text:p>
      <text:p text:style-name="P1"/>
      <text:p text:style-name="P2">Định dạng dữ liệu:</text:p>
      <text:p text:style-name="P1"/>
      <text:p text:style-name="P1">1. Dữ liệu gửi từ NodeRed tới ESP có định dạng là:</text:p>
      <text:p text:style-name="P1"/>
      <text:p text:style-name="P1"><text:s text:c="2"/><text:tab/><text:span text:style-name="T1">{1.a;1.b;1.c;1.d;1.e;1;1;1;1;1}</text:span></text:p>
      <text:p text:style-name="P1"><text:s/>hoặc </text:p>
      <text:p text:style-name="P1"/>
      <text:p text:style-name="P1"><text:s text:c="2"/><text:tab/><text:span text:style-name="T1">{0.a;0.b;0.c;0.d;0.e;0;0;0;0}</text:span></text:p>
      <text:p text:style-name="P1"/>
      <text:p text:style-name="P1"><text:s/>Trong đó, </text:p>
      <text:p text:style-name="P1"><text:tab/>+ 5 phần tử đầu tiên thể hiện giá trị xung PWM mà người dùng muốn truyền tới các chân tương ứng theo thứ tự <text:span text:style-name="T1">D0, D1, D2, D3, D4</text:span>, với a,b,c,d,e là gía trị xung mà người dùng nhập vào, với 1 là có truyền và 0 là không truyền. </text:p>
      <text:p text:style-name="P1"><text:tab/>+ 5 phần tử cuối là 0 hoặc 1 với: 0 - không gọi tới function, 1 - có gọi tới function, theo thứ tự: funtion <text:span text:style-name="T1">F1, F2, F3, F4, F5</text:span></text:p>
      <text:p text:style-name="P1"/>
      <text:p text:style-name="P1">2. Dữ liệu gửi từ ESP lên NodeRed có định dạng:</text:p>
      <text:p text:style-name="P1"/>
      <text:p text:style-name="P1"><text:s text:c="2"/><text:tab/>{<text:span text:style-name="T1">D5;D6;D7;D8;A0;U1;U2;U3;U4;U5}</text:span></text:p>
      <text:p text:style-name="P1"/>
      <text:p text:style-name="P1"><text:s/>Trong đó: D5,D6,D7,D8 là gía trị <text:span text:style-name="T1">digital</text:span> trên các chân tương ứng, A0 là gía trị <text:span text:style-name="T1">analog</text:span> trên chân A0, và U1-&gt;U5 là gía trị dữ liệu lấy được từ các sen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4:11:13.846944047</meta:creation-date>
    <dc:date>2017-12-07T14:16:45.321443773</dc:date>
    <meta:editing-duration>P0D</meta:editing-duration>
    <meta:editing-cycles>1</meta:editing-cycles>
    <meta:document-statistic meta:table-count="0" meta:image-count="0" meta:object-count="0" meta:page-count="1" meta:paragraph-count="22" meta:word-count="404" meta:character-count="2139" meta:non-whitespace-character-count="1739"/>
    <meta:generator>LibreOffice/4.2.8.2$Linux_X86_64 LibreOffice_project/420m0$Build-2</meta:generator>
  </office:meta>
</office:document-meta>
</file>